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FieldDefinition.setCombineExpression(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ggregateFieldDefinition.getSpli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Definition.getCombine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Definition.setSplitPattern( Pattern pattern , String regex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litMapping.ge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Definition.hasWid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Definition.addSplitMapping( int group , String field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ggregateFieldDefinition.create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ggregateFieldDefinition.setSplitFailMessage( XMLizable splitFail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ggregateFieldDefinition.checkCompletenes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ggregateFieldDefinition.addWidgetDefinition( WidgetDefinition widge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ggregateFieldDefinition.initializeFrom( WidgetDefinition defin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plitMapping.SplitMapping( int group , String field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ggregateFieldDefinition.getSplitMappings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Mapping.getFiel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Definition.getSplitFail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Definition.getSplitRegex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